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officeooo:rsid="0014e23d" officeooo:paragraph-rsid="0014e23d" style:font-size-asian="24.5pt" style:font-weight-asian="bold" style:font-size-complex="28pt" style:font-weight-complex="bold"/>
    </style:style>
    <style:style style:name="P2" style:family="paragraph" style:parent-style-name="Standard">
      <style:text-properties fo:font-size="28pt" fo:font-weight="bold" officeooo:rsid="0014e23d" officeooo:paragraph-rsid="001772b6" style:font-size-asian="24.5pt" style:font-weight-asian="bold" style:font-size-complex="28pt" style:font-weight-complex="bold"/>
    </style:style>
    <style:style style:name="P3" style:family="paragraph" style:parent-style-name="Standard">
      <style:text-properties fo:font-size="18pt" fo:font-weight="normal" officeooo:rsid="0014e23d" officeooo:paragraph-rsid="0014e23d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2pt" fo:font-weight="normal" officeooo:rsid="0014e23d" officeooo:paragraph-rsid="0014e23d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772b6" officeooo:paragraph-rsid="001772b6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94741" officeooo:paragraph-rsid="00194741" style:font-size-asian="10.5pt" style:font-weight-asian="normal" style:font-size-complex="12pt" style:font-weight-complex="normal"/>
    </style:style>
    <style:style style:name="T1" style:family="text">
      <style:text-properties officeooo:rsid="001947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tokoll 26.10.2016 <text:s/></text:p>
      <text:p text:style-name="P3">Tagesordnungspunkte:</text:p>
      <text:p text:style-name="P4">1. Wahl des Protokollführers:</text:p>
      <text:p text:style-name="P4"><text:tab/>-Cosner Daniel</text:p>
      <text:p text:style-name="P4">2. Wahl der Projektleiter:</text:p>
      <text:p text:style-name="P4"><text:tab/>-Larcher Leonhard</text:p>
      <text:p text:style-name="P4"><text:tab/>-Leitner Tobias</text:p>
      <text:p text:style-name="P4"><text:tab/>-Lerchegger Daniel</text:p>
      <text:p text:style-name="P4">3. Zielgruppen:</text:p>
      <text:p text:style-name="P4"><text:tab/>-Wattinteressierte</text:p>
      <text:p text:style-name="P4"><text:tab/>-Schüler</text:p>
      <text:p text:style-name="P4"><text:tab/>-Lehrer</text:p>
      <text:p text:style-name="P4"><text:tab/>-Verwandte</text:p>
      <text:p text:style-name="P4"><text:tab/>-Vereine</text:p>
      <text:p text:style-name="P4"><text:tab/>-Freunde</text:p>
      <text:p text:style-name="P5">4. Wahl eines Arbeitstitels:</text:p>
      <text:p text:style-name="P5"><text:tab/>-Schlagworte:</text:p>
      <text:p text:style-name="P5"><text:tab/><text:tab/>Watten</text:p>
      <text:p text:style-name="P5"><text:tab/><text:tab/>Spiele</text:p>
      <text:p text:style-name="P5"><text:tab/><text:tab/>Feiern</text:p>
      <text:p text:style-name="P5"><text:tab/><text:tab/>Spaß </text:p>
      <text:p text:style-name="P5"><text:tab/><text:tab/>Matura</text:p>
      <text:p text:style-name="P5"><text:tab/><text:tab/>TFO</text:p>
      <text:p text:style-name="P5"><text:tab/><text:tab/>kein Ball </text:p>
      <text:p text:style-name="P5"><text:tab/><text:tab/>Klasse 5AT</text:p>
      <text:p text:style-name="P5"><text:tab/>-Vorschläge:</text:p>
      <text:p text:style-name="P5"><text:tab/><text:tab/>Preiswatten 5AT: weil zu unorganisiert für Ball</text:p>
      <text:p text:style-name="P5"><text:tab/><text:tab/>veni vidi watten</text:p>
      <text:p text:style-name="P5"><text:tab/><text:tab/>Watten für <text:span text:style-name="T1">Prag</text:span></text:p>
      <text:p text:style-name="P5"><text:tab/><text:tab/><text:span text:style-name="T1">Watten dass…?</text:span></text:p>
      <text:p text:style-name="P5"><text:tab/><text:tab/>Zu faul zu watten!?</text:p>
      <text:p text:style-name="P5"><text:tab/><text:tab/><text:span text:style-name="T1">Watten für Sizilien</text:span></text:p>
      <text:p text:style-name="P5"><text:tab/><text:tab/><text:span text:style-name="T1">Watten bis die Sizilianer kommen</text:span></text:p>
      <text:p text:style-name="P5"/>
      <text:p text:style-name="P6">Kommende Sitzung:</text:p>
      <text:p text:style-name="P5"><text:tab/>-<text:span text:style-name="T1">Möglicher Name: </text:span></text:p>
      <text:p text:style-name="P4"><text:tab/>-Work brakedown structure:</text:p>
      <text:p text:style-name="P4"><text:tab/><text:span text:style-name="T1">5</text:span>.1 Deli<text:span text:style-name="T1">v</text:span>erable</text:p>
      <text:p text:style-name="P4"><text:tab/><text:span text:style-name="T1">5</text:span>.2 Milestone</text:p>
      <text:p text:style-name="P4"><text:tab/><text:span text:style-name="T1">5</text:span>.3 Arbeitspakete<text:tab/><text:tab/><text:tab/><text:tab/><text:tab/><text:tab/><text:tab/><text:tab/><text:tab/><text:tab/><text:tab/><text:span text:style-name="T1">5</text:span>.4. Task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1:46:18.881097378</meta:creation-date>
    <dc:date>2016-11-09T11:16:59.126889037</dc:date>
    <meta:editing-duration>PT19M18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39" meta:word-count="85" meta:character-count="674" meta:non-whitespace-character-count="566"/>
  </office:meta>
</office:document-meta>
</file>